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2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3" style:family="paragraph" style:parent-style-name="Heading_20_1">
      <style:text-properties fo:font-variant="normal" fo:text-transform="none" fo:color="#24292e" style:font-name="apple-system" fo:font-size="16pt" fo:letter-spacing="normal" fo:font-style="normal" fo:font-weight="bold" style:font-size-asian="16pt" style:font-size-complex="16pt"/>
    </style:style>
    <style:style style:name="P4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6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1pt" fo:letter-spacing="normal" style:font-size-asian="11pt" style:font-size-complex="11pt"/>
    </style:style>
    <style:style style:name="P8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9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/>
    </style:style>
    <style:style style:name="P19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/>
    </style:style>
    <style:style style:name="P20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/>
    </style:style>
    <style:style style:name="P21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/>
    </style:style>
    <style:style style:name="P22" style:family="paragraph" style:parent-style-name="Text_20_body" style:list-style-name="L12">
      <style:paragraph-properties fo:margin-left="0cm" fo:margin-right="0cm" fo:margin-top="0cm" fo:margin-bottom="0cm" fo:orphans="2" fo:widows="2" fo:text-indent="0cm" style:auto-text-indent="false"/>
    </style:style>
    <style:style style:name="P23" style:family="paragraph" style:parent-style-name="Text_20_body" style:list-style-name="L13">
      <style:paragraph-properties fo:margin-left="0cm" fo:margin-right="0cm" fo:margin-top="0cm" fo:margin-bottom="0cm" fo:orphans="2" fo:widows="2" fo:text-indent="0cm" style:auto-text-indent="false"/>
    </style:style>
    <style:style style:name="P24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/>
    </style:style>
    <style:style style:name="P25" style:family="paragraph" style:parent-style-name="Text_20_body" style:list-style-name="L16">
      <style:paragraph-properties fo:margin-left="0cm" fo:margin-right="0cm" fo:margin-top="0cm" fo:margin-bottom="0cm" fo:orphans="2" fo:widows="2" fo:text-indent="0cm" style:auto-text-indent="false"/>
    </style:style>
    <style:style style:name="P26" style:family="paragraph" style:parent-style-name="Text_20_body" style:list-style-name="L18">
      <style:paragraph-properties fo:margin-left="0cm" fo:margin-right="0cm" fo:margin-top="0cm" fo:margin-bottom="0cm" fo:orphans="2" fo:widows="2" fo:text-indent="0cm" style:auto-text-indent="false"/>
    </style:style>
    <style:style style:name="P27" style:family="paragraph" style:parent-style-name="Text_20_body" style:list-style-name="L19">
      <style:paragraph-properties fo:margin-left="0cm" fo:margin-right="0cm" fo:margin-top="0cm" fo:margin-bottom="0cm" fo:orphans="2" fo:widows="2" fo:text-indent="0cm" style:auto-text-indent="false"/>
    </style:style>
    <style:style style:name="P28" style:family="paragraph" style:parent-style-name="Text_20_body" style:list-style-name="L20">
      <style:paragraph-properties fo:margin-left="0cm" fo:margin-right="0cm" fo:margin-top="0cm" fo:margin-bottom="0cm" fo:orphans="2" fo:widows="2" fo:text-indent="0cm" style:auto-text-indent="false"/>
    </style:style>
    <style:style style:name="P29" style:family="paragraph" style:parent-style-name="Text_20_body" style:list-style-name="L23">
      <style:paragraph-properties fo:margin-left="0cm" fo:margin-right="0cm" fo:margin-top="0cm" fo:margin-bottom="0cm" fo:orphans="2" fo:widows="2" fo:text-indent="0cm" style:auto-text-indent="false"/>
    </style:style>
    <style:style style:name="P30" style:family="paragraph" style:parent-style-name="Text_20_body" style:list-style-name="L26">
      <style:paragraph-properties fo:margin-left="0cm" fo:margin-right="0cm" fo:margin-top="0cm" fo:margin-bottom="0cm" fo:orphans="2" fo:widows="2" fo:text-indent="0cm" style:auto-text-indent="false"/>
    </style:style>
    <style:style style:name="P31" style:family="paragraph" style:parent-style-name="Text_20_body" style:list-style-name="L27">
      <style:paragraph-properties fo:margin-left="0cm" fo:margin-right="0cm" fo:margin-top="0cm" fo:margin-bottom="0cm" fo:orphans="2" fo:widows="2" fo:text-indent="0cm" style:auto-text-indent="false"/>
    </style:style>
    <style:style style:name="P32" style:family="paragraph" style:parent-style-name="Text_20_body" style:list-style-name="L29">
      <style:paragraph-properties fo:margin-left="0cm" fo:margin-right="0cm" fo:margin-top="0cm" fo:margin-bottom="0cm" fo:orphans="2" fo:widows="2" fo:text-indent="0cm" style:auto-text-indent="false"/>
    </style:style>
    <style:style style:name="P33" style:family="paragraph" style:parent-style-name="Text_20_body" style:list-style-name="L30">
      <style:paragraph-properties fo:margin-left="0cm" fo:margin-right="0cm" fo:margin-top="0cm" fo:margin-bottom="0cm" fo:orphans="2" fo:widows="2" fo:text-indent="0cm" style:auto-text-indent="false"/>
    </style:style>
    <style:style style:name="P34" style:family="paragraph" style:parent-style-name="Text_20_body" style:list-style-name="L31">
      <style:paragraph-properties fo:margin-left="0cm" fo:margin-right="0cm" fo:margin-top="0cm" fo:margin-bottom="0cm" fo:orphans="2" fo:widows="2" fo:text-indent="0cm" style:auto-text-indent="false"/>
    </style:style>
    <style:style style:name="P35" style:family="paragraph" style:parent-style-name="Text_20_body" style:list-style-name="L32">
      <style:paragraph-properties fo:margin-left="0cm" fo:margin-right="0cm" fo:margin-top="0cm" fo:margin-bottom="0cm" fo:orphans="2" fo:widows="2" fo:text-indent="0cm" style:auto-text-indent="false"/>
    </style:style>
    <style:style style:name="P36" style:family="paragraph" style:parent-style-name="Text_20_body" style:list-style-name="L33">
      <style:paragraph-properties fo:margin-left="0cm" fo:margin-right="0cm" fo:margin-top="0cm" fo:margin-bottom="0cm" fo:orphans="2" fo:widows="2" fo:text-indent="0cm" style:auto-text-indent="false"/>
    </style:style>
    <style:style style:name="P37" style:family="paragraph" style:parent-style-name="Text_20_body" style:list-style-name="L34">
      <style:paragraph-properties fo:margin-left="0cm" fo:margin-right="0cm" fo:margin-top="0cm" fo:margin-bottom="0cm" fo:orphans="2" fo:widows="2" fo:text-indent="0cm" style:auto-text-indent="false"/>
    </style:style>
    <style:style style:name="P38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39" style:family="paragraph" style:parent-style-name="Text_20_body" style:list-style-name="L4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0" style:family="paragraph" style:parent-style-name="Text_20_body" style:list-style-name="L7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1" style:family="paragraph" style:parent-style-name="Text_20_body" style:list-style-name="L9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2" style:family="paragraph" style:parent-style-name="Text_20_body" style:list-style-name="L12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3" style:family="paragraph" style:parent-style-name="Text_20_body" style:list-style-name="L18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4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5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6" style:family="paragraph" style:parent-style-name="Text_20_body" style:list-style-name="L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7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8" style:family="paragraph" style:parent-style-name="Text_20_body" style:list-style-name="L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49" style:family="paragraph" style:parent-style-name="Text_20_body" style:list-style-name="L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0" style:family="paragraph" style:parent-style-name="Text_20_body" style:list-style-name="L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1" style:family="paragraph" style:parent-style-name="Text_20_body" style:list-style-name="L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2" style:family="paragraph" style:parent-style-name="Text_20_body" style:list-style-name="L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3" style:family="paragraph" style:parent-style-name="Text_20_body" style:list-style-name="L1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4" style:family="paragraph" style:parent-style-name="Text_20_body" style:list-style-name="L1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5" style:family="paragraph" style:parent-style-name="Text_20_body" style:list-style-name="L1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6" style:family="paragraph" style:parent-style-name="Text_20_body" style:list-style-name="L1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7" style:family="paragraph" style:parent-style-name="Text_20_body" style:list-style-name="L1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8" style:family="paragraph" style:parent-style-name="Text_20_body" style:list-style-name="L1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59" style:family="paragraph" style:parent-style-name="Text_20_body" style:list-style-name="L1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0" style:family="paragraph" style:parent-style-name="Text_20_body" style:list-style-name="L1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1" style:family="paragraph" style:parent-style-name="Text_20_body" style:list-style-name="L1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2" style:family="paragraph" style:parent-style-name="Text_20_body" style:list-style-name="L2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3" style:family="paragraph" style:parent-style-name="Text_20_body" style:list-style-name="L2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4" style:family="paragraph" style:parent-style-name="Text_20_body" style:list-style-name="L2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5" style:family="paragraph" style:parent-style-name="Text_20_body" style:list-style-name="L2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6" style:family="paragraph" style:parent-style-name="Text_20_body" style:list-style-name="L2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7" style:family="paragraph" style:parent-style-name="Text_20_body" style:list-style-name="L2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68" style:family="paragraph" style:parent-style-name="Text_20_body" style:list-style-name="L28">
      <style:paragraph-properties fo:margin-top="0cm" fo:margin-bottom="0.423cm" fo:orphans="2" fo:widows="2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/>
    </style:style>
    <style:style style:name="T9" style:family="text">
      <style:text-properties fo:font-variant="normal" fo:text-transform="none" fo:color="#24292e" style:font-name="SFMono-Regular" fo:letter-spacing="normal" fo:font-style="normal" fo:font-weight="normal"/>
    </style:style>
    <style:style style:name="T10" style:family="text">
      <style:text-properties fo:font-variant="normal" fo:text-transform="none" fo:color="#24292e" style:font-name="SFMono-Regular" fo:letter-spacing="normal" fo:font-style="normal" fo:font-weight="normal" fo:background-color="transparent"/>
    </style:style>
    <style:style style:name="T11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24292e" style:font-name="SFMono-Regular" fo:font-size="11pt" fo:letter-spacing="normal" fo:font-style="normal" fo:font-weight="normal" fo:background-color="transparent" style:font-size-asian="11pt" style:font-size-complex="11pt"/>
    </style:style>
    <style:style style:name="T13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366d6" style:text-line-through-style="none" style:font-name="apple-system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366d6" style:text-line-through-style="none" style:font-name="apple-system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6" style:family="text">
      <style:text-properties style:font-name="SFMono-Regular" fo:font-style="normal" fo:font-weight="normal"/>
    </style:style>
    <style:style style:name="T17" style:family="text">
      <style:text-properties style:font-name="SFMono-Regular" fo:font-size="9.75pt" fo:font-style="normal" fo:font-weight="normal"/>
    </style:style>
    <style:style style:name="T18" style:family="text">
      <style:text-properties fo:color="#d73a49"/>
    </style:style>
    <style:style style:name="T19" style:family="text">
      <style:text-properties fo:color="#032f62"/>
    </style:style>
    <style:style style:name="T20" style:family="text">
      <style:text-properties fo:color="#032f62" style:font-name="SFMono-Regular" fo:font-size="9.75pt" fo:font-style="normal" fo:font-weight="normal"/>
    </style:style>
    <style:style style:name="T21" style:family="text">
      <style:text-properties fo:color="#032f62" style:font-name="SFMono-Regular" fo:font-style="normal" fo:font-weight="normal"/>
    </style:style>
    <style:style style:name="T22" style:family="text">
      <style:text-properties fo:color="#005cc5"/>
    </style:style>
    <style:style style:name="T23" style:family="text">
      <style:text-properties fo:color="#005cc5" style:font-name="SFMono-Regular" fo:font-size="9.75pt" fo:font-style="normal" fo:font-weight="normal"/>
    </style:style>
    <style:style style:name="T24" style:family="text">
      <style:text-properties fo:color="#005cc5" style:font-name="SFMono-Regular" fo:font-style="normal" fo:font-weight="normal"/>
    </style:style>
    <style:style style:name="T25" style:family="text">
      <style:text-properties fo:color="#6f42c1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Домашнее задание к лекции 1.6 «Объекты»</text:h>
      <text:p text:style-name="P11">Пришло время сделать работу с товарами в нашем приложении более организованной с использованием объектов.</text:p>
      <text:h text:style-name="P2" text:outline-level="2"><text:bookmark text:name="user-content-перед-началом-работы"/>Перед началом работы</text:h>
      <text:list xml:id="list990407406759691485" text:style-name="L25">
        <text:list-item>
          <text:p text:style-name="P65">Активируйте строгий режим соответствия.</text:p>
        </text:list-item>
        <text:list-item>
          <text:p text:style-name="P65">Скопируйте код ниже и вставьте его в начало своей работы:</text:p>
        </text:list-item>
      </text:list>
      <text:p text:style-name="P4"><text:span text:style-name="T18">var</text:span> positions <text:span text:style-name="T18">=</text:span> [</text:p>
      <text:p text:style-name="P7"><text:s text:c="2"/><text:span text:style-name="T21">'Телепорт бытовой VZHIH-101'</text:span><text:span text:style-name="T16">,</text:span></text:p>
      <text:p text:style-name="P7"><text:s text:c="2"/><text:span text:style-name="T21">'Отвертка ультразвуковая WHO-D'</text:span><text:span text:style-name="T16">,</text:span></text:p>
      <text:p text:style-name="P7"><text:s text:c="2"/><text:span text:style-name="T21">'Ховерборд Mattel 2016'</text:span><text:span text:style-name="T16">,</text:span></text:p>
      <text:p text:style-name="P7"><text:s text:c="2"/><text:span text:style-name="T21">'Нейтрализатор FLASH black edition'</text:span><text:span text:style-name="T16">,</text:span></text:p>
      <text:p text:style-name="P7"><text:s text:c="2"/><text:span text:style-name="T21">'Меч световой FORCE (синий луч)'</text:span></text:p>
      <text:p text:style-name="P6">];</text:p>
      <text:p text:style-name="P9"/>
      <text:p text:style-name="P6"><text:span text:style-name="T18">var</text:span> prices <text:span text:style-name="T18">=</text:span> [</text:p>
      <text:p text:style-name="P7"><text:s text:c="2"/><text:span text:style-name="T24">10000</text:span><text:span text:style-name="T16">,</text:span></text:p>
      <text:p text:style-name="P7"><text:s text:c="2"/><text:span text:style-name="T24">4800</text:span><text:span text:style-name="T16">,</text:span></text:p>
      <text:p text:style-name="P7"><text:s text:c="2"/><text:span text:style-name="T24">9200</text:span><text:span text:style-name="T16">,</text:span></text:p>
      <text:p text:style-name="P7"><text:s text:c="2"/><text:span text:style-name="T24">2500</text:span><text:span text:style-name="T16">,</text:span></text:p>
      <text:p text:style-name="P7"><text:s text:c="2"/><text:span text:style-name="T24">57000</text:span></text:p>
      <text:p text:style-name="P6">];</text:p>
      <text:p text:style-name="P9"/>
      <text:p text:style-name="P6"><text:span text:style-name="T18">var</text:span> hitName <text:span text:style-name="T18">=</text:span> positions[<text:span text:style-name="T22">2</text:span>], hitPrice <text:span text:style-name="T18">=</text:span> prices[<text:span text:style-name="T22">2</text:span>];</text:p>
      <text:h text:style-name="P2" text:outline-level="2"><text:bookmark text:name="user-content-задача--1"/>Задача № 1</text:h>
      <text:p text:style-name="P13"><text:span text:style-name="T5">В этом месяце мы определили хит продаж. Его название — в переменной </text:span><text:span text:style-name="Source_20_Text"><text:span text:style-name="T11">hitName</text:span></text:span><text:span text:style-name="T5">, а цена — в </text:span><text:span text:style-name="Source_20_Text"><text:span text:style-name="T11">hitPrice</text:span></text:span><text:span text:style-name="T5">. Cоздадим и поместим в переменную </text:span><text:span text:style-name="Source_20_Text"><text:span text:style-name="T11">hit</text:span></text:span><text:span text:style-name="T5"> объект со свойствами </text:span><text:span text:style-name="Source_20_Text"><text:span text:style-name="T11">name</text:span></text:span><text:span text:style-name="T5"> и </text:span><text:span text:style-name="Source_20_Text"><text:span text:style-name="T11">price</text:span></text:span><text:span text:style-name="T5"> и выведем информацию о нём в консоль.</text:span></text:p>
      <text:h text:style-name="P1" text:outline-level="3"><text:bookmark text:name="user-content-процесс-реализации"/>Процесс реализации</text:h>
      <text:list xml:id="list5691536296405261273" text:style-name="L26">
        <text:list-item>
          <text:p text:style-name="P30"><text:span text:style-name="T5">Создать пустой объект и присвоить его в переменную </text:span><text:span text:style-name="Source_20_Text"><text:span text:style-name="T11">hit</text:span></text:span><text:span text:style-name="T5">.</text:span></text:p>
        </text:list-item>
        <text:list-item>
          <text:p text:style-name="P30"><text:span text:style-name="T5">Добавить свойства </text:span><text:span text:style-name="Source_20_Text"><text:span text:style-name="T11">name</text:span></text:span><text:span text:style-name="T5"> и </text:span><text:span text:style-name="Source_20_Text"><text:span text:style-name="T11">price</text:span></text:span><text:span text:style-name="T5">, поместив туда название и цену текущего хита.</text:span></text:p>
        </text:list-item>
        <text:list-item>
          <text:p text:style-name="P30"><text:span text:style-name="T5">Вывести, используя переменную </text:span><text:span text:style-name="Source_20_Text"><text:span text:style-name="T11">hit</text:span></text:span><text:span text:style-name="T5">, информацию о товаре:</text:span></text:p>
        </text:list-item>
      </text:list>
      <text:p text:style-name="P5"><text:span text:style-name="Source_20_Text"><text:span text:style-name="T12">Хит продаж мартобря: &lt;Ховерборд Mattel 2016&gt; цена 9200 Q</text:span></text:span></text:p>
      <text:p text:style-name="P12"><text:span text:style-name="Emphasis"><text:span text:style-name="T5">Угловые скобки обязательны</text:span></text:span></text:p>
      <text:h text:style-name="P1" text:outline-level="3"><text:bookmark text:name="user-content-задача--2"/><text:soft-page-break/>Задача № 2</text:h>
      <text:p text:style-name="P13"><text:span text:style-name="T5">Преобразуем информацию о товарах в массивах </text:span><text:span text:style-name="Source_20_Text"><text:span text:style-name="T11">positions</text:span></text:span><text:span text:style-name="T5"> и </text:span><text:span text:style-name="Source_20_Text"><text:span text:style-name="T11">prices</text:span></text:span><text:span text:style-name="T5"> в массив объектов </text:span><text:span text:style-name="Source_20_Text"><text:span text:style-name="T11">items</text:span></text:span><text:span text:style-name="T5"> с ключами name и </text:span><text:span text:style-name="Source_20_Text"><text:span text:style-name="T11">price</text:span></text:span><text:span text:style-name="T5">.</text:span></text:p>
      <text:h text:style-name="P1" text:outline-level="3"><text:bookmark text:name="user-content-процесс-реализации-1"/>Процесс реализации</text:h>
      <text:list xml:id="list8955296337554039762" text:style-name="L27">
        <text:list-item>
          <text:p text:style-name="P31"><text:span text:style-name="T5">Создайте пустой массив в переменной </text:span><text:span text:style-name="Source_20_Text"><text:span text:style-name="T11">items</text:span></text:span><text:span text:style-name="T5">.</text:span></text:p>
        </text:list-item>
        <text:list-item>
          <text:p text:style-name="P66">Создайте для каждого товара новый объект.</text:p>
        </text:list-item>
        <text:list-item>
          <text:p text:style-name="P66">Запишите название товара в свойство name созданного объекта.</text:p>
        </text:list-item>
        <text:list-item>
          <text:p text:style-name="P31"><text:span text:style-name="T5">Запишите цену товара в свойство </text:span><text:span text:style-name="Source_20_Text"><text:span text:style-name="T11">price</text:span></text:span><text:span text:style-name="T5"> созданного объекта.</text:span></text:p>
        </text:list-item>
        <text:list-item>
          <text:p text:style-name="P31"><text:span text:style-name="T5">Поместите новый объект в массив </text:span><text:span text:style-name="Source_20_Text"><text:span text:style-name="T11">items</text:span></text:span><text:span text:style-name="T5">.</text:span></text:p>
        </text:list-item>
        <text:list-item>
          <text:p text:style-name="P31"><text:span text:style-name="T5">После того, как все товары преобразованы, выведите, используя массив </text:span><text:span text:style-name="Source_20_Text"><text:span text:style-name="T11">items</text:span></text:span><text:span text:style-name="T5">, информацию о товаре с индексом </text:span><text:span text:style-name="Source_20_Text"><text:span text:style-name="T11">4</text:span></text:span><text:span text:style-name="T5"> в консоль в виде:</text:span></text:p>
        </text:list-item>
      </text:list>
      <text:p text:style-name="P5"><text:span text:style-name="Source_20_Text"><text:span text:style-name="T12">Купите Меч световой FORCE (синий луч) по цене 57000 Q</text:span></text:span></text:p>
      <text:h text:style-name="P2" text:outline-level="2"><text:bookmark text:name="user-content-задача--3"/>Задача № 3</text:h>
      <text:p text:style-name="P11">Для нашего отдела оптовых продаж необходимо реализовать функцию, которая принимает в качестве аргумента объект товара и количество штук и выводит в консоль информацию о его стоимости с учетом объема партии. Скидка от объема определяется следующим образом:</text:p>
      <text:list xml:id="list6156321145590784147" text:style-name="L28">
        <text:list-item>
          <text:p text:style-name="P68"><text:span text:style-name="Strong_20_Emphasis"><text:span text:style-name="T6">До 10 штук</text:span></text:span><text:span text:style-name="T5"> — скидка 5 %</text:span></text:p>
        </text:list-item>
        <text:list-item>
          <text:p text:style-name="P68"><text:span text:style-name="Strong_20_Emphasis"><text:span text:style-name="T6">От 10 до 50 штук</text:span></text:span><text:span text:style-name="T5"> — скидка 7 %</text:span></text:p>
        </text:list-item>
        <text:list-item>
          <text:p text:style-name="P68"><text:span text:style-name="Strong_20_Emphasis"><text:span text:style-name="T6">От 50 до 100 штук</text:span></text:span><text:span text:style-name="T5"> — скидка 10 %</text:span></text:p>
        </text:list-item>
        <text:list-item>
          <text:p text:style-name="P68"><text:span text:style-name="Strong_20_Emphasis"><text:span text:style-name="T6">100 и более штук</text:span></text:span><text:span text:style-name="T5"> — скидка 15 %</text:span></text:p>
        </text:list-item>
      </text:list>
      <text:h text:style-name="P1" text:outline-level="3"><text:bookmark text:name="user-content-процесс-реализации-2"/>Процесс реализации</text:h>
      <text:list xml:id="list2723388719609388177" text:style-name="L29">
        <text:list-item>
          <text:p text:style-name="P32"><text:span text:style-name="T5">Создайте функцию </text:span><text:span text:style-name="Source_20_Text"><text:span text:style-name="T11">showDiscount</text:span></text:span><text:span text:style-name="T5">.</text:span></text:p>
        </text:list-item>
        <text:list-item>
          <text:p text:style-name="P67">Определите размер скидки.</text:p>
        </text:list-item>
        <text:list-item>
          <text:p text:style-name="P67">Вычислите стоимость партии с учетом скидки.</text:p>
        </text:list-item>
        <text:list-item>
          <text:p text:style-name="P67">Вычислите выгоду с учетом скидки.</text:p>
        </text:list-item>
        <text:list-item>
          <text:p text:style-name="P67">Выведите в консоль информацию о скидке в формате:</text:p>
        </text:list-item>
      </text:list>
      <text:p text:style-name="P5"><text:span text:style-name="Source_20_Text"><text:span text:style-name="T12">Телепорт бытовой VZHIH-101 — стоимость партии из 12 штук 111600 Q (скидка 7 %), ваша выгода 8400 Q!</text:span></text:span></text:p>
      <text:list xml:id="list3959549337895937848" text:style-name="L30">
        <text:list-item>
          <text:p text:style-name="P33"><text:span text:style-name="T5">Вызовите полученную функцию для товара из массива </text:span><text:span text:style-name="Source_20_Text"><text:span text:style-name="T11">items</text:span></text:span><text:span text:style-name="T5"> с индексом </text:span><text:span text:style-name="Source_20_Text"><text:span text:style-name="T11">0</text:span></text:span><text:span text:style-name="T5"> и размером партии </text:span><text:span text:style-name="Source_20_Text"><text:span text:style-name="T11">12 штук</text:span></text:span><text:span text:style-name="T5">.</text:span></text:p>
        </text:list-item>
        <text:list-item>
          <text:p text:style-name="P33"><text:span text:style-name="T5">И для товара с индексом </text:span><text:span text:style-name="Source_20_Text"><text:span text:style-name="T11">3</text:span></text:span><text:span text:style-name="T5"> и размером партии </text:span><text:span text:style-name="Source_20_Text"><text:span text:style-name="T11">97 штук</text:span></text:span><text:span text:style-name="T5">.</text:span></text:p>
        </text:list-item>
      </text:list>
      <text:h text:style-name="P2" text:outline-level="2"><text:bookmark text:name="user-content-задача--4"/><text:soft-page-break/>Задача № 4</text:h>
      <text:p text:style-name="P13"><text:span text:style-name="T5">На складе всех товаров в достаточном количестве. А вот товаров </text:span><text:span text:style-name="Source_20_Text"><text:span text:style-name="T11">items[3]</text:span></text:span><text:span text:style-name="T5"> осталось всего </text:span><text:span text:style-name="Source_20_Text"><text:span text:style-name="T11">4</text:span></text:span><text:span text:style-name="T5">. Решено вести учет их количества, чтобы вовремя узнать, что они закончились.</text:span></text:p>
      <text:h text:style-name="P1" text:outline-level="3"><text:bookmark text:name="user-content-процесс-реализации-3"/>Процесс реализации</text:h>
      <text:list xml:id="list9110980719258774134" text:style-name="L31">
        <text:list-item>
          <text:p text:style-name="P34"><text:span text:style-name="T5">Создайте свойство </text:span><text:span text:style-name="Source_20_Text"><text:span text:style-name="T11">amount</text:span></text:span><text:span text:style-name="T5"> для соответствующего товара, в котором будем хранить остаток.</text:span></text:p>
        </text:list-item>
        <text:list-item>
          <text:p text:style-name="P34"><text:span text:style-name="T5">В качестве значения этого свойства запишите </text:span><text:span text:style-name="Source_20_Text"><text:span text:style-name="T11">4</text:span></text:span><text:span text:style-name="T5">.</text:span></text:p>
        </text:list-item>
        <text:list-item>
          <text:p text:style-name="P34"><text:span text:style-name="T5">Создайте функцию </text:span><text:span text:style-name="Source_20_Text"><text:span text:style-name="T11">updateAmount</text:span></text:span><text:span text:style-name="T5">, которая будет принимать объект товара и расход в штуках, по умолчанию </text:span><text:span text:style-name="Source_20_Text"><text:span text:style-name="T11">1</text:span></text:span><text:span text:style-name="T5">.</text:span></text:p>
        </text:list-item>
        <text:list-item>
          <text:p text:style-name="P34"><text:span text:style-name="T5">Проверьте, есть ли у объекта товара свойство </text:span><text:span text:style-name="Source_20_Text"><text:span text:style-name="T11">amount</text:span></text:span><text:span text:style-name="T5">. Если свойства нет, выходим из функции.</text:span></text:p>
        </text:list-item>
        <text:list-item>
          <text:p text:style-name="P34"><text:span text:style-name="T5">Если свойство </text:span><text:span text:style-name="Source_20_Text"><text:span text:style-name="T11">amount</text:span></text:span><text:span text:style-name="T5"> равно нулю, или расход больше, чем </text:span><text:span text:style-name="Source_20_Text"><text:span text:style-name="T11">amount</text:span></text:span><text:span text:style-name="T5">, выводим сообщение вида:</text:span></text:p>
        </text:list-item>
      </text:list>
      <text:p text:style-name="P5"><text:span text:style-name="Source_20_Text"><text:span text:style-name="T12">Нейтрализатор FLASH black edition закончился на складе.</text:span></text:span></text:p>
      <text:list xml:id="list8386986069961460679" text:style-name="L32">
        <text:list-item>
          <text:p text:style-name="P35"><text:span text:style-name="T5">Если свойство </text:span><text:span text:style-name="Source_20_Text"><text:span text:style-name="T11">amount</text:span></text:span><text:span text:style-name="T5"> больше расхода, уменьшаем на расход значение свойства и выводим сообщение вида:</text:span></text:p>
        </text:list-item>
      </text:list>
      <text:p text:style-name="P5"><text:span text:style-name="Source_20_Text"><text:span text:style-name="T12">Нейтрализатор FLASH black edition — остаток 3 шт.</text:span></text:span></text:p>
      <text:list xml:id="list9059021438250176838" text:style-name="L33">
        <text:list-item>
          <text:p text:style-name="P36"><text:span text:style-name="T5">Если свойство </text:span><text:span text:style-name="Source_20_Text"><text:span text:style-name="T11">amount</text:span></text:span><text:span text:style-name="T5"> равно расходу, уменьшаем на расход значение свойства и выводим сообщение вида:</text:span></text:p>
        </text:list-item>
      </text:list>
      <text:p text:style-name="P5"><text:span text:style-name="Source_20_Text"><text:span text:style-name="T12">Это был последний Нейтрализатор FLASH black edition, вам повезло!.</text:span></text:span></text:p>
      <text:list xml:id="list6712729007883712033" text:style-name="L34">
        <text:list-item>
          <text:p text:style-name="P37"><text:span text:style-name="T5">Вызываем полученную функцию для товара из массива </text:span><text:span text:style-name="Source_20_Text"><text:span text:style-name="T11">items</text:span></text:span><text:span text:style-name="T5"> с индексом </text:span><text:span text:style-name="Source_20_Text"><text:span text:style-name="T11">1</text:span></text:span><text:span text:style-name="T5"> и расходом </text:span><text:span text:style-name="Source_20_Text"><text:span text:style-name="T11">17</text:span></text:span><text:span text:style-name="T5">.</text:span></text:p>
        </text:list-item>
        <text:list-item>
          <text:p text:style-name="P37"><text:span text:style-name="T5">Потом для товара с индексом </text:span><text:span text:style-name="Source_20_Text"><text:span text:style-name="T11">3</text:span></text:span><text:span text:style-name="T5"> и расходом </text:span><text:span text:style-name="Source_20_Text"><text:span text:style-name="T11">3</text:span></text:span><text:span text:style-name="T5">.</text:span></text:p>
        </text:list-item>
        <text:list-item>
          <text:p text:style-name="P37"><text:span text:style-name="T5">И еще один раз для товара с индексом </text:span><text:span text:style-name="Source_20_Text"><text:span text:style-name="T11">3</text:span></text:span><text:span text:style-name="T5">, расход не передаем.</text:span></text:p>
        </text:list-item>
      </text:list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7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3T10:34:27.89</meta:creation-date>
    <meta:generator>OpenOffice/4.1.5$Win32 OpenOffice.org_project/415m1$Build-9789</meta:generator>
    <dc:date>2019-06-03T22:09:01.88</dc:date>
    <meta:editing-duration>PT11H34M32S</meta:editing-duration>
    <meta:editing-cycles>6</meta:editing-cycles>
    <meta:document-statistic meta:table-count="0" meta:image-count="0" meta:object-count="0" meta:page-count="3" meta:paragraph-count="70" meta:word-count="599" meta:character-count="3644"/>
  </office:meta>
</office:document-meta>
</file>